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position="0% 100%" fo:font-size="17pt" officeooo:rsid="001046e3" officeooo:paragraph-rsid="000fe888" style:font-size-asian="17pt" style:font-size-complex="17pt"/>
    </style:style>
    <style:style style:name="P2" style:family="paragraph" style:parent-style-name="Standard">
      <style:text-properties style:text-position="0% 100%" fo:font-size="17pt" officeooo:rsid="0015bdbe" officeooo:paragraph-rsid="0015bdbe" style:font-size-asian="17pt" style:font-size-complex="17pt"/>
    </style:style>
    <style:style style:name="P3" style:family="paragraph" style:parent-style-name="Standard">
      <style:text-properties fo:font-size="17pt" officeooo:rsid="000ca2cb" officeooo:paragraph-rsid="000ca2cb" style:font-size-asian="17pt" style:font-size-complex="17pt"/>
    </style:style>
    <style:style style:name="P4" style:family="paragraph" style:parent-style-name="Standard">
      <style:text-properties fo:font-size="17pt" officeooo:rsid="000f17fa" officeooo:paragraph-rsid="000f17fa" style:font-size-asian="17pt" style:font-size-complex="17pt"/>
    </style:style>
    <style:style style:name="P5" style:family="paragraph" style:parent-style-name="Standard">
      <style:text-properties fo:font-size="17pt" officeooo:rsid="000fe888" officeooo:paragraph-rsid="000fe888" style:font-size-asian="17pt" style:font-size-complex="17pt"/>
    </style:style>
    <style:style style:name="P6" style:family="paragraph" style:parent-style-name="Standard">
      <style:text-properties fo:font-size="17pt" officeooo:rsid="001046e3" officeooo:paragraph-rsid="001046e3" style:font-size-asian="17pt" style:font-size-complex="17pt"/>
    </style:style>
    <style:style style:name="P7" style:family="paragraph" style:parent-style-name="Standard">
      <style:text-properties fo:font-size="17pt" officeooo:rsid="0013f1bc" officeooo:paragraph-rsid="0013f1bc" style:font-size-asian="17pt" style:font-size-complex="17pt"/>
    </style:style>
    <style:style style:name="P8" style:family="paragraph" style:parent-style-name="Standard">
      <style:text-properties fo:font-size="17pt" officeooo:rsid="0015bdbe" officeooo:paragraph-rsid="0015bdbe" style:font-size-asian="17pt" style:font-size-complex="17pt"/>
    </style:style>
    <style:style style:name="P9" style:family="paragraph" style:parent-style-name="Standard">
      <style:text-properties fo:font-size="17pt" officeooo:rsid="00165646" officeooo:paragraph-rsid="0015bdbe" style:font-size-asian="17pt" style:font-size-complex="17pt"/>
    </style:style>
    <style:style style:name="T1" style:family="text">
      <style:text-properties officeooo:rsid="000e7197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0fe888"/>
    </style:style>
    <style:style style:name="T5" style:family="text">
      <style:text-properties style:text-position="0% 100%" officeooo:rsid="001046e3"/>
    </style:style>
    <style:style style:name="T6" style:family="text">
      <style:text-properties style:text-position="0% 100%" style:text-underline-style="none"/>
    </style:style>
    <style:style style:name="T7" style:family="text">
      <style:text-properties style:text-position="0% 100%" officeooo:rsid="00165646"/>
    </style:style>
    <style:style style:name="T8" style:family="text">
      <style:text-properties style:text-position="super 58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) Un bien est caractérisé par 3 paramètres :</text:p>
      <text:p text:style-name="P3"><text:tab/>- ses propriétés physiques </text:p>
      <text:p text:style-name="P3"><text:tab/>- la date</text:p>
      <text:p text:style-name="P3"><text:tab/>- le lieux auxquels le bien est disponible</text:p>
      <text:p text:style-name="P3">2) On appelle dotation initiale, l’ensemble des ressources dont le consommateur dispose pour sa consommation et pour faire des échanges</text:p>
      <text:p text:style-name="P3">3) <text:span text:style-name="T1">Une relation de préférence est l’arrangement d’un individu entre 3 idées ou objets : son préféré, son non préféré et l’indifférent. Les propriétés sont les suivantes : </text:span></text:p>
      <text:p text:style-name="P3"><text:tab/>- <text:span text:style-name="T1">relation de préférence complète : soit A&gt;=B, soit B&gt;=A, soit A~B</text:span></text:p>
      <text:p text:style-name="P3"><text:tab/>- <text:span text:style-name="T1">relation de préférence réflexive : soit A&gt;=A car A~A</text:span></text:p>
      <text:p text:style-name="P3"><text:tab/>- <text:span text:style-name="T1">relation de préférence transitive : A&gt;=B et B&gt;=C =&gt; A&gt;=C</text:span></text:p>
      <text:p text:style-name="P4">5) Le Taux de Substitution (entre le bien 2 et le bien 1) relatif au panier Q noté TS<text:span text:style-name="T2">2/1 </text:span><text:span text:style-name="T3">est le taux d’échange (quantité de bien 2 sur quantité de bien 1) qui permet au consomatteur de rester sur la même courbe d’indifférence (définition Géométrique). C’est aussi la pente en valeur absolue de la corde [QQ’]. TMS</text:span><text:span text:style-name="T2">2/1</text:span><text:span text:style-name="T3">(Q) = Lim (lorsque delta -&gt;0) : |(deltaq</text:span><text:span text:style-name="T2">2</text:span><text:span text:style-name="T3">)/(delta&lt;</text:span><text:span text:style-name="T2">1</text:span><text:span text:style-name="T3">)| (définition mathématique). Economiquement, le Taux marginal de Substitution (entre le bien 2 et le bien 1) relatif au panier Q, noté TMS</text:span><text:span text:style-name="T2">2/1</text:span><text:span text:style-name="T3">(Q) est la quantité maximale (cf limite) de bien 2 que le consommateur est prêt à céder en échange d’une unité supplémentaire de bien 1 pour rester sur la même courbe d’indifférence (quand la variation de bien 1 est très petite) </text:span><text:span text:style-name="T4">(définition économique).</text:span></text:p>
      <text:p text:style-name="P5"><text:span text:style-name="T3">6) </text:span><text:span text:style-name="T5">Si la courbe d’indifférence décroit doucement, les biens sont plutôt subsituables.</text:span></text:p>
      <text:p text:style-name="P1"/>
      <text:p text:style-name="P6"><text:span text:style-name="T5">Q</text:span><text:span text:style-name="T3">uestion :</text:span></text:p>
      <text:p text:style-name="P6">Oui son classement est rationnel car le consommateur préfère les paniers avec le plus d’objets y des différents paniers (x ; y).</text:p>
      <text:p text:style-name="P6"/>
      <text:p text:style-name="P7">Exercice 1 :</text:p>
      <text:p text:style-name="P7">1)</text:p>
      <text:p text:style-name="P7">2)</text:p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3)</text:p>
      <text:p text:style-name="P7"/>
      <text:p text:style-name="P7"/>
      <text:p text:style-name="P7">4)</text:p>
      <text:p text:style-name="P7"/>
      <text:p text:style-name="P7"/>
      <text:p text:style-name="P7">Exercice 2 :</text:p>
      <text:p text:style-name="P7">1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4)</text:p>
      <text:p text:style-name="P7"/>
      <text:p text:style-name="P8">Exercice Révisions Maths :</text:p>
      <text:p text:style-name="P8">Ua(x ; y)=3x<text:span text:style-name="T8">1/3</text:span><text:span text:style-name="T3">*4y</text:span><text:span text:style-name="T8">1/2</text:span></text:p>
      <text:p text:style-name="P8"><text:span text:style-name="T3">aU(x ; y)/ax=3x</text:span><text:span text:style-name="T8">-2/3</text:span><text:span text:style-name="T3">*4y</text:span><text:span text:style-name="T8">1/2 </text:span><text:span text:style-name="T3">, puis : a²U(x ; y)/ax=1&gt;0 donc convexe</text:span></text:p>
      <text:p text:style-name="P8"><text:soft-page-break/><text:span text:style-name="T3">Ub(x;y)=6x</text:span><text:span text:style-name="T8">3</text:span><text:span text:style-name="T3">+7y²</text:span></text:p>
      <text:p text:style-name="P8"><text:span text:style-name="T3"/></text:p>
      <text:p text:style-name="P8"><text:span text:style-name="T3">aU(x;y)/ax=18x², puis : a²u(x;y)/ax=32x&gt;0 donc convexe</text:span></text:p>
      <text:p text:style-name="P8"><text:span text:style-name="T3">a</text:span><text:span text:style-name="T6">U(x;y)/ay=14x, puis : a²U(x;y)/ay²=14&gt;0 donc convexe</text:span></text:p>
      <text:p text:style-name="P8"><text:span text:style-name="T6"/></text:p>
      <text:p text:style-name="P8"><text:span text:style-name="T3">Uc(x;y)=2x*y²+3y</text:span></text:p>
      <text:p text:style-name="P8"><text:span text:style-name="T3">aU(x;y)/ax=2y²+3y , puis : a²U(x;y)/ax=0</text:span></text:p>
      <text:p text:style-name="P8"><text:span text:style-name="T3">aU(x;y)/ay=4xy+3 , puis : a²U(x;y)/ay²=4x &gt;0 </text:span><text:span text:style-name="T7">donc convexe</text:span></text:p>
      <text:p text:style-name="P9"><text:span text:style-name="T3"/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07T18:08:38.572996006</meta:creation-date>
    <dc:date>2019-10-07T21:21:34.727178306</dc:date>
    <meta:editing-duration>PT11M54S</meta:editing-duration>
    <meta:editing-cycles>3</meta:editing-cycles>
    <meta:generator>LibreOffice/6.3.2.2$Linux_X86_64 LibreOffice_project/25aaf1ddce300f673870e0f45168bdf5ba1c5316</meta:generator>
    <meta:document-statistic meta:table-count="0" meta:image-count="0" meta:object-count="0" meta:page-count="3" meta:paragraph-count="30" meta:word-count="347" meta:character-count="1981" meta:non-whitespace-character-count="1677"/>
  </office:meta>
</office:document-meta>
</file>